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DCEA0BA1E54FAAE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937cm, 3.19cm, 15.889cm, 11.6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399cm" svg:height="11.431cm" svg:x="0.301cm" svg:y="0.401cm">
          <draw:image xlink:href="Pictures/1000000000000BD000000FC0DCEA0BA1E54FAAE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15:42:47.391880703</dc:date>
    <meta:editing-duration>PT2M44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